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72in"/>
    </style:style>
    <style:style style:name="co2" style:family="table-column">
      <style:table-column-properties fo:break-before="auto" style:column-width="5.6575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5689in" fo:break-before="auto" style:use-optimal-row-height="false"/>
    </style:style>
    <style:style style:name="ro3" style:family="table-row">
      <style:table-row-properties style:row-height="0.5272in" fo:break-before="auto" style:use-optimal-row-height="false"/>
    </style:style>
    <style:style style:name="ro4" style:family="table-row">
      <style:table-row-properties style:row-height="0.6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84d1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00ff00"/>
    </style:style>
    <style:style style:name="ce8" style:family="table-cell" style:parent-style-name="Default">
      <style:table-cell-properties fo:background-color="#0084d1"/>
    </style:style>
  </office:automatic-styles>
  <office:body>
    <office:spreadsheet>
      <table:table table:name="AddinFramewor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hanllenges</text:p>
          </table:table-cell>
          <table:table-cell table:style-name="ce1" office:value-type="string">
            <text:p>Solution</text:p>
          </table:table-cell>
          <table:table-cell table:style-name="ce5" office:value-type="string">
            <text:p>Solved Date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>
            <text:p>Cross-platform</text:p>
            <text:p>Qt Creator, is it possible? Can a project be loaded as a "dll"??</text:p>
          </table:table-cell>
          <table:table-cell table:style-name="ce2" office:value-type="string">
            <text:p>QLibrary and QPluginLoader. </text:p>
            <text:p>They can be used to load shared libraries and also support cross-platform. It will automatically match the correct suffix. Windows: .dll, Unix: .os etc.</text:p>
          </table:table-cell>
          <table:table-cell table:style-name="ce6" office:value-type="date" office:date-value="2011-07-08">
            <text:p>07/08/1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Mixed-language</text:p>
            <text:p>Write different projects with different languages.</text:p>
          </table:table-cell>
          <table:table-cell table:style-name="ce4" office:value-type="string">
            <text:p>Use explicit linking -- export c style function ?</text:p>
          </table:table-cell>
          <table:table-cell table:style-name="ce7" office:value-type="date" office:date-value="2011-07-08">
            <text:p>07/08/11</text:p>
          </table:table-cell>
          <table:table-cell table:style-name="ce4" table:number-columns-repeated="1021"/>
        </table:table-row>
        <table:table-row table:style-name="ro4">
          <table:table-cell office:value-type="string">
            <text:p>File structure config</text:p>
          </table:table-cell>
          <table:table-cell table:style-name="ce2" office:value-type="string">
            <text:p>In .pro file, use "DESTDIR", "DLLDESTDIR" for output, and "INCLUDEPATH" and "LIBS" for input.</text:p>
            <text:p>Besides, CONFIG+=precompiled_header is also useful.</text:p>
          </table:table-cell>
          <table:table-cell table:style-name="ce6" office:value-type="date" office:date-value="2011-07-08">
            <text:p>07/08/1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1" table:print="false">
        <table:table-column table:style-name="co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UI" table:style-name="ta1" table:print="false">
        <table:table-column table:style-name="co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18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din_20_Framework" style:display-name="PageStyle_Addin Frame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Zheng</meta:initial-creator>
    <meta:creation-date>2011-07-08T17:56:37.57</meta:creation-date>
    <dc:date>2011-07-08T18:29:39.37</dc:date>
    <dc:creator>Tommy Zheng</dc:creator>
    <meta:editing-duration>PT31M27S</meta:editing-duration>
    <meta:editing-cycles>3</meta:editing-cycles>
    <meta:generator>OOo-dev/3.4$Win32 OpenOffice.org_project/340m0$Build-9583</meta:generator>
    <meta:document-statistic meta:table-count="3" meta:cell-count="12" meta:object-count="0"/>
  </office:meta>
</office:document-meta>
</file>